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2.7118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2028in"/>
    </style:style>
    <style:style style:name="co8" style:family="table-column">
      <style:table-column-properties fo:break-before="auto" style:column-width="1.84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66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0.9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ext-properties fo:color="#c9211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color="#00a93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color="#00a93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a93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a93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2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3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style:font-name="Liberation Serif"/>
    </style:style>
    <style:style style:name="ce27" style:family="table-cell" style:parent-style-name="Default" style:data-style-name="N159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52"/>
        <table:table-column table:style-name="co9" table:number-columns-repeated="51" table:default-cell-style-name="ce1"/>
        <table:table-column table:style-name="co9" table:number-columns-repeated="960" table:default-cell-style-name="Default"/>
        <table:table-row table:style-name="ro1">
          <table:table-cell/>
          <table:table-cell table:style-name="ce4" office:value-type="string" calcext:value-type="string">
            <text:p>FROM OER SCRIPT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office:value-type="string" calcext:value-type="string">
            <text:p>ADSORBATE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_corr</text:p>
          </table:table-cell>
          <table:table-cell office:value-type="string" calcext:value-type="string">
            <text:p>dE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Difference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2_100_o_covered_NaN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1.62595875000001" calcext:value-type="float">
            <text:p>1.62595875000001</text:p>
          </table:table-cell>
          <table:table-cell table:style-name="ce10" table:formula="of:=VLOOKUP([.C3];[Sheet2.$A$1:.$B$3];2;1)" office:value-type="float" office:value="0.044" calcext:value-type="float">
            <text:p>0.044</text:p>
          </table:table-cell>
          <table:table-cell table:style-name="ce10" table:formula="of:=[.D3]-[.E3]" office:value-type="float" office:value="1.58195875000001" calcext:value-type="float">
            <text:p>1.58195875000001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1.58196" calcext:value-type="float">
            <text:p>1.58196</text:p>
          </table:table-cell>
          <table:table-cell/>
          <table:table-cell table:style-name="ce22" table:formula="of:=ABS([.K3]-[.F3])" office:value-type="float" office:value="0.00000124999998751818" calcext:value-type="float">
            <text:p>0.0000012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2_100_o_covered_NaN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3.16957025999998" calcext:value-type="float">
            <text:p>3.16957025999998</text:p>
          </table:table-cell>
          <table:table-cell table:style-name="ce10" table:formula="of:=VLOOKUP([.C4];[Sheet2.$A$1:.$B$3];2;1)" office:value-type="float" office:value="0.3765" calcext:value-type="float">
            <text:p>0.3765</text:p>
          </table:table-cell>
          <table:table-cell table:style-name="ce10" table:formula="of:=[.D4]-[.E4]" office:value-type="float" office:value="2.79307025999998" calcext:value-type="float">
            <text:p>2.79307025999998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2.79307" calcext:value-type="float">
            <text:p>2.79307</text:p>
          </table:table-cell>
          <table:table-cell/>
          <table:table-cell table:style-name="ce22" table:formula="of:=ABS([.K4]-[.F4])" office:value-type="float" office:value="0.000000259999978879932" calcext:value-type="float">
            <text:p>0.0000002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2_100_o_covered_NaN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0.233577830000031" calcext:value-type="float">
            <text:p>0.233577830000031</text:p>
          </table:table-cell>
          <table:table-cell table:style-name="ce10" table:formula="of:=VLOOKUP([.C5];[Sheet2.$A$1:.$B$3];2;1)" office:value-type="float" office:value="0.2945" calcext:value-type="float">
            <text:p>0.2945</text:p>
          </table:table-cell>
          <table:table-cell table:style-name="ce10" table:formula="of:=[.D5]-[.E5]" office:value-type="float" office:value="-0.0609221699999694" calcext:value-type="float">
            <text:p>-0.060922169999969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-0.0609222" calcext:value-type="float">
            <text:p>-0.0609222</text:p>
          </table:table-cell>
          <table:table-cell/>
          <table:table-cell table:style-name="ce22" table:formula="of:=ABS([.K5]-[.F5])" office:value-type="float" office:value="0.000000030000030612487" calcext:value-type="float">
            <text:p>0.00000003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2_100_h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1.67810057000004" calcext:value-type="float">
            <text:p>1.67810057000004</text:p>
          </table:table-cell>
          <table:table-cell table:style-name="ce16" table:formula="of:=VLOOKUP([.C6];[Sheet2.$A$1:.$B$3];2;1)" office:value-type="float" office:value="0.044" calcext:value-type="float">
            <text:p>0.044</text:p>
          </table:table-cell>
          <table:table-cell table:style-name="ce11" table:formula="of:=[.D6]-[.E6]" office:value-type="float" office:value="1.63410057000004" calcext:value-type="float">
            <text:p>1.63410057000004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1.6341" calcext:value-type="float">
            <text:p>1.6341</text:p>
          </table:table-cell>
          <table:table-cell/>
          <table:table-cell table:style-name="ce22" table:formula="of:=ABS([.K6]-[.F6])" office:value-type="float" office:value="0.000000570000043609298" calcext:value-type="float">
            <text:p>0.000000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2_100_h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2.73827006999998" calcext:value-type="float">
            <text:p>2.73827006999998</text:p>
          </table:table-cell>
          <table:table-cell table:style-name="ce16" table:formula="of:=VLOOKUP([.C7];[Sheet2.$A$1:.$B$3];2;1)" office:value-type="float" office:value="0.3765" calcext:value-type="float">
            <text:p>0.3765</text:p>
          </table:table-cell>
          <table:table-cell table:style-name="ce11" table:formula="of:=[.D7]-[.E7]" office:value-type="float" office:value="2.36177006999998" calcext:value-type="float">
            <text:p>2.36177006999998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2.36177" calcext:value-type="float">
            <text:p>2.36177</text:p>
          </table:table-cell>
          <table:table-cell/>
          <table:table-cell table:style-name="ce22" table:formula="of:=ABS([.K7]-[.F7])" office:value-type="float" office:value="0.0000000699999773701165" calcext:value-type="float">
            <text:p>0.0000000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2_100_h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0.424498090000015" calcext:value-type="float">
            <text:p>0.424498090000015</text:p>
          </table:table-cell>
          <table:table-cell table:style-name="ce16" table:formula="of:=VLOOKUP([.C8];[Sheet2.$A$1:.$B$3];2;1)" office:value-type="float" office:value="0.2945" calcext:value-type="float">
            <text:p>0.2945</text:p>
          </table:table-cell>
          <table:table-cell table:style-name="ce11" table:formula="of:=[.D8]-[.E8]" office:value-type="float" office:value="0.129998090000015" calcext:value-type="float">
            <text:p>0.129998090000015</text:p>
          </table:table-cell>
          <table:table-cell/>
          <table:table-cell office:value-type="string" calcext:value-type="string">
            <text:p>IrO2-rutile <text:s text:c="1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0.129998" calcext:value-type="float">
            <text:p>0.129998</text:p>
          </table:table-cell>
          <table:table-cell/>
          <table:table-cell table:style-name="ce22" table:formula="of:=ABS([.K8]-[.F8])" office:value-type="float" office:value="0.0000000900000150516611" calcext:value-type="float">
            <text:p>0.000000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IrO2_110_o_covered_NaN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1.54705950000001" calcext:value-type="float">
            <text:p>1.54705950000001</text:p>
          </table:table-cell>
          <table:table-cell table:style-name="ce10" table:formula="of:=VLOOKUP([.C9];[Sheet2.$A$1:.$B$3];2;1)" office:value-type="float" office:value="0.044" calcext:value-type="float">
            <text:p>0.044</text:p>
          </table:table-cell>
          <table:table-cell table:style-name="ce10" table:formula="of:=[.D9]-[.E9]" office:value-type="float" office:value="1.50305950000001" calcext:value-type="float">
            <text:p>1.50305950000001</text:p>
          </table:table-cell>
          <table:table-cell table:style-name="ce2"/>
          <table:table-cell table:style-name="ce2" office:value-type="string" calcext:value-type="string">
            <text:p>IrO2-rutile <text:s text:c="17"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Ostar</text:p>
          </table:table-cell>
          <table:table-cell table:style-name="ce2" office:value-type="float" office:value="1.50306" calcext:value-type="float">
            <text:p>1.50306</text:p>
          </table:table-cell>
          <table:table-cell table:style-name="ce2"/>
          <table:table-cell table:style-name="ce22" table:formula="of:=ABS([.K9]-[.F9])" office:value-type="float" office:value="0.00000049999999385264" calcext:value-type="float">
            <text:p>0.00000050</text:p>
          </table:table-cell>
          <table:table-cell table:number-columns-repeated="2"/>
          <table:table-cell table:style-name="ce2" table:number-columns-repeated="49"/>
          <table:table-cell table:number-columns-repeated="960"/>
        </table:table-row>
        <table:table-row table:style-name="ro1">
          <table:table-cell table:style-name="ce2"/>
          <table:table-cell table:style-name="ce5" office:value-type="string" calcext:value-type="string">
            <text:p>IrO2_110_o_covered_NaN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3.38022493999998" calcext:value-type="float">
            <text:p>3.38022493999998</text:p>
          </table:table-cell>
          <table:table-cell table:style-name="ce10" table:formula="of:=VLOOKUP([.C10];[Sheet2.$A$1:.$B$3];2;1)" office:value-type="float" office:value="0.3765" calcext:value-type="float">
            <text:p>0.3765</text:p>
          </table:table-cell>
          <table:table-cell table:style-name="ce10" table:formula="of:=[.D10]-[.E10]" office:value-type="float" office:value="3.00372493999998" calcext:value-type="float">
            <text:p>3.00372493999998</text:p>
          </table:table-cell>
          <table:table-cell table:style-name="ce2"/>
          <table:table-cell table:style-name="ce2" office:value-type="string" calcext:value-type="string">
            <text:p>IrO2-rutile <text:s text:c="17"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OOHstar</text:p>
          </table:table-cell>
          <table:table-cell table:style-name="ce2" office:value-type="float" office:value="3.00372" calcext:value-type="float">
            <text:p>3.00372</text:p>
          </table:table-cell>
          <table:table-cell table:style-name="ce2"/>
          <table:table-cell table:style-name="ce22" table:formula="of:=ABS([.K10]-[.F10])" office:value-type="float" office:value="0.00000493999998374406" calcext:value-type="float">
            <text:p>0.00000494</text:p>
          </table:table-cell>
          <table:table-cell table:number-columns-repeated="2"/>
          <table:table-cell table:style-name="ce2" table:number-columns-repeated="49"/>
          <table:table-cell table:number-columns-repeated="960"/>
        </table:table-row>
        <table:table-row table:style-name="ro1">
          <table:table-cell table:style-name="ce2"/>
          <table:table-cell table:style-name="ce5" office:value-type="string" calcext:value-type="string">
            <text:p>IrO2_110_o_covered_NaN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0.186848679999998" calcext:value-type="float">
            <text:p>0.186848679999998</text:p>
          </table:table-cell>
          <table:table-cell table:style-name="ce10" table:formula="of:=VLOOKUP([.C11];[Sheet2.$A$1:.$B$3];2;1)" office:value-type="float" office:value="0.2945" calcext:value-type="float">
            <text:p>0.2945</text:p>
          </table:table-cell>
          <table:table-cell table:style-name="ce10" table:formula="of:=[.D11]-[.E11]" office:value-type="float" office:value="-0.107651320000002" calcext:value-type="float">
            <text:p>-0.107651320000002</text:p>
          </table:table-cell>
          <table:table-cell table:style-name="ce2"/>
          <table:table-cell table:style-name="ce2" office:value-type="string" calcext:value-type="string">
            <text:p>IrO2-rutile <text:s text:c="17"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OHstar</text:p>
          </table:table-cell>
          <table:table-cell table:style-name="ce2" office:value-type="float" office:value="-0.107651" calcext:value-type="float">
            <text:p>-0.107651</text:p>
          </table:table-cell>
          <table:table-cell table:style-name="ce2"/>
          <table:table-cell table:style-name="ce22" table:formula="of:=ABS([.K11]-[.F11])" office:value-type="float" office:value="0.000000320000002274057" calcext:value-type="float">
            <text:p>0.00000032</text:p>
          </table:table-cell>
          <table:table-cell table:number-columns-repeated="2"/>
          <table:table-cell table:style-name="ce2" table:number-columns-repeated="49"/>
          <table:table-cell table:number-columns-repeated="960"/>
        </table:table-row>
        <table:table-row table:style-name="ro1">
          <table:table-cell/>
          <table:table-cell table:style-name="ce6" office:value-type="string" calcext:value-type="string">
            <text:p>IrO2_110_h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1.57879548000001" calcext:value-type="float">
            <text:p>1.57879548000001</text:p>
          </table:table-cell>
          <table:table-cell table:style-name="ce16" table:formula="of:=VLOOKUP([.C12];[Sheet2.$A$1:.$B$3];2;1)" office:value-type="float" office:value="0.044" calcext:value-type="float">
            <text:p>0.044</text:p>
          </table:table-cell>
          <table:table-cell table:style-name="ce11" table:formula="of:=[.D12]-[.E12]" office:value-type="float" office:value="1.53479548000001" calcext:value-type="float">
            <text:p>1.53479548000001</text:p>
          </table:table-cell>
          <table:table-cell/>
          <table:table-cell table:style-name="ce2" office:value-type="string" calcext:value-type="string">
            <text:p>IrO2-rutile <text:s text:c="17"/>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Ostar</text:p>
          </table:table-cell>
          <table:table-cell office:value-type="float" office:value="1.5348" calcext:value-type="float">
            <text:p>1.5348</text:p>
          </table:table-cell>
          <table:table-cell/>
          <table:table-cell table:style-name="ce22" table:formula="of:=ABS([.K12]-[.F12])" office:value-type="float" office:value="0.0000045199999862966" calcext:value-type="float">
            <text:p>0.00000452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2_110_h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2.50935854999998" calcext:value-type="float">
            <text:p>2.50935854999998</text:p>
          </table:table-cell>
          <table:table-cell table:style-name="ce16" table:formula="of:=VLOOKUP([.C13];[Sheet2.$A$1:.$B$3];2;1)" office:value-type="float" office:value="0.3765" calcext:value-type="float">
            <text:p>0.3765</text:p>
          </table:table-cell>
          <table:table-cell table:style-name="ce11" table:formula="of:=[.D13]-[.E13]" office:value-type="float" office:value="2.13285854999998" calcext:value-type="float">
            <text:p>2.13285854999998</text:p>
          </table:table-cell>
          <table:table-cell/>
          <table:table-cell table:style-name="ce2" office:value-type="string" calcext:value-type="string">
            <text:p>IrO2-rutile <text:s text:c="17"/>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OOHstar</text:p>
          </table:table-cell>
          <table:table-cell office:value-type="float" office:value="2.13286" calcext:value-type="float">
            <text:p>2.13286</text:p>
          </table:table-cell>
          <table:table-cell/>
          <table:table-cell table:style-name="ce22" table:formula="of:=ABS([.K13]-[.F13])" office:value-type="float" office:value="0.00000145000001960938" calcext:value-type="float">
            <text:p>0.0000014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2_110_h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1.10195558000001" calcext:value-type="float">
            <text:p>1.10195558000001</text:p>
          </table:table-cell>
          <table:table-cell table:style-name="ce16" table:formula="of:=VLOOKUP([.C14];[Sheet2.$A$1:.$B$3];2;1)" office:value-type="float" office:value="0.2945" calcext:value-type="float">
            <text:p>0.2945</text:p>
          </table:table-cell>
          <table:table-cell table:style-name="ce11" table:formula="of:=[.D14]-[.E14]" office:value-type="float" office:value="0.80745558000001" calcext:value-type="float">
            <text:p>0.80745558000001</text:p>
          </table:table-cell>
          <table:table-cell/>
          <table:table-cell table:style-name="ce2" office:value-type="string" calcext:value-type="string">
            <text:p>IrO2-rutile <text:s text:c="17"/>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OHstar</text:p>
          </table:table-cell>
          <table:table-cell office:value-type="float" office:value="0.807456" calcext:value-type="float">
            <text:p>0.807456</text:p>
          </table:table-cell>
          <table:table-cell/>
          <table:table-cell table:style-name="ce22" table:formula="of:=ABS([.K14]-[.F14])" office:value-type="float" office:value="0.00000041999999011999" calcext:value-type="float">
            <text:p>0.0000004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rutile-like_100_o_covered_NaN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3.08039625999995" calcext:value-type="float">
            <text:p>3.08039625999995</text:p>
          </table:table-cell>
          <table:table-cell table:style-name="ce10" table:formula="of:=VLOOKUP([.C15];[Sheet2.$A$1:.$B$3];2;1)" office:value-type="float" office:value="0.044" calcext:value-type="float">
            <text:p>0.044</text:p>
          </table:table-cell>
          <table:table-cell table:style-name="ce10" table:formula="of:=[.D15]-[.E15]" office:value-type="float" office:value="3.03639625999995" calcext:value-type="float">
            <text:p>3.03639625999995</text:p>
          </table:table-cell>
          <table:table-cell/>
          <table:table-cell office:value-type="string" calcext:value-type="string">
            <text:p>IrO3-rutile-O-covered-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3.0364" calcext:value-type="float">
            <text:p>3.0364</text:p>
          </table:table-cell>
          <table:table-cell/>
          <table:table-cell table:style-name="ce22" table:formula="of:=ABS([.K15]-[.F15])" office:value-type="float" office:value="0.00000374000005320951" calcext:value-type="float">
            <text:p>0.0000037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rutile-like_100_o_covered_NaN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4.75774684000002" calcext:value-type="float">
            <text:p>4.75774684000002</text:p>
          </table:table-cell>
          <table:table-cell table:style-name="ce10" table:formula="of:=VLOOKUP([.C16];[Sheet2.$A$1:.$B$3];2;1)" office:value-type="float" office:value="0.3765" calcext:value-type="float">
            <text:p>0.3765</text:p>
          </table:table-cell>
          <table:table-cell table:style-name="ce10" table:formula="of:=[.D16]-[.E16]" office:value-type="float" office:value="4.38124684000002" calcext:value-type="float">
            <text:p>4.38124684000002</text:p>
          </table:table-cell>
          <table:table-cell/>
          <table:table-cell office:value-type="string" calcext:value-type="string">
            <text:p>IrO3-rutile-O-covered-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4.38125" calcext:value-type="float">
            <text:p>4.38125</text:p>
          </table:table-cell>
          <table:table-cell/>
          <table:table-cell table:style-name="ce22" table:formula="of:=ABS([.K16]-[.F16])" office:value-type="float" office:value="0.00000315999998257155" calcext:value-type="float">
            <text:p>0.0000031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rutile-like_100_o_covered_NaN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1.64572118000004" calcext:value-type="float">
            <text:p>1.64572118000004</text:p>
          </table:table-cell>
          <table:table-cell table:style-name="ce10" table:formula="of:=VLOOKUP([.C17];[Sheet2.$A$1:.$B$3];2;1)" office:value-type="float" office:value="0.2945" calcext:value-type="float">
            <text:p>0.2945</text:p>
          </table:table-cell>
          <table:table-cell table:style-name="ce10" table:formula="of:=[.D17]-[.E17]" office:value-type="float" office:value="1.35122118000004" calcext:value-type="float">
            <text:p>1.35122118000004</text:p>
          </table:table-cell>
          <table:table-cell/>
          <table:table-cell office:value-type="string" calcext:value-type="string">
            <text:p>IrO3-rutile-O-covered-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1.35122" calcext:value-type="float">
            <text:p>1.35122</text:p>
          </table:table-cell>
          <table:table-cell/>
          <table:table-cell table:style-name="ce22" table:formula="of:=ABS([.K17]-[.F17])" office:value-type="float" office:value="0.00000118000003856977" calcext:value-type="float">
            <text:p>0.00000118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35" office:value-type="string" calcext:value-type="string">
            <text:p>IrO3_rutile-like_100_o_covered_2_NaN</text:p>
          </table:table-cell>
          <table:table-cell table:style-name="ce41" office:value-type="string" calcext:value-type="string">
            <text:p>o</text:p>
          </table:table-cell>
          <table:table-cell table:style-name="ce44" office:value-type="float" office:value="2.838" calcext:value-type="float">
            <text:p>2.838</text:p>
          </table:table-cell>
          <table:table-cell table:style-name="ce41" table:formula="of:=VLOOKUP([.C18];[Sheet2.$A$1:.$B$3];2;1)" office:value-type="float" office:value="0.044" calcext:value-type="float">
            <text:p>0.044</text:p>
          </table:table-cell>
          <table:table-cell table:style-name="ce44" table:formula="of:=[.D18]-[.E18]" office:value-type="float" office:value="2.794" calcext:value-type="float">
            <text:p>2.794</text:p>
          </table:table-cell>
          <table:table-cell table:style-name="ce29"/>
          <table:table-cell table:style-name="ce30" office:value-type="string" calcext:value-type="string">
            <text:p>IrO3-rutile-O-covered-B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Ostar</text:p>
          </table:table-cell>
          <table:table-cell table:style-name="ce29" table:number-columns-repeated="2"/>
          <table:table-cell table:style-name="ce54"/>
          <table:table-cell table:style-name="ce29" table:number-columns-repeated="1011"/>
        </table:table-row>
        <table:table-row table:style-name="ro1">
          <table:table-cell table:style-name="ce30"/>
          <table:table-cell table:style-name="ce35" office:value-type="string" calcext:value-type="string">
            <text:p>IrO3_rutile-like_100_o_covered_2_NaN</text:p>
          </table:table-cell>
          <table:table-cell table:style-name="ce41" office:value-type="string" calcext:value-type="string">
            <text:p>ooh</text:p>
          </table:table-cell>
          <table:table-cell table:style-name="ce44" office:value-type="float" office:value="4.20539707000004" calcext:value-type="float">
            <text:p>4.20539707000004</text:p>
          </table:table-cell>
          <table:table-cell table:style-name="ce41" table:formula="of:=VLOOKUP([.C19];[Sheet2.$A$1:.$B$3];2;1)" office:value-type="float" office:value="0.3765" calcext:value-type="float">
            <text:p>0.3765</text:p>
          </table:table-cell>
          <table:table-cell table:style-name="ce44" table:formula="of:=[.D19]-[.E19]" office:value-type="float" office:value="3.82889707000004" calcext:value-type="float">
            <text:p>3.82889707000004</text:p>
          </table:table-cell>
          <table:table-cell table:style-name="ce30"/>
          <table:table-cell table:style-name="ce30" office:value-type="string" calcext:value-type="string">
            <text:p>IrO3-rutile-O-covered-B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OOHstar</text:p>
          </table:table-cell>
          <table:table-cell table:style-name="ce29"/>
          <table:table-cell table:style-name="ce30"/>
          <table:table-cell table:style-name="ce54"/>
          <table:table-cell table:style-name="ce30" table:number-columns-repeated="51"/>
          <table:table-cell table:style-name="ce29" table:number-columns-repeated="960"/>
        </table:table-row>
        <table:table-row table:style-name="ro1">
          <table:table-cell table:style-name="ce30"/>
          <table:table-cell table:style-name="ce35" office:value-type="string" calcext:value-type="string">
            <text:p>IrO3_rutile-like_100_o_covered_2_NaN</text:p>
          </table:table-cell>
          <table:table-cell table:style-name="ce41" office:value-type="string" calcext:value-type="string">
            <text:p>oh</text:p>
          </table:table-cell>
          <table:table-cell table:style-name="ce44" office:value-type="float" office:value="1.26549635999996" calcext:value-type="float">
            <text:p>1.26549635999996</text:p>
          </table:table-cell>
          <table:table-cell table:style-name="ce41" table:formula="of:=VLOOKUP([.C20];[Sheet2.$A$1:.$B$3];2;1)" office:value-type="float" office:value="0.2945" calcext:value-type="float">
            <text:p>0.2945</text:p>
          </table:table-cell>
          <table:table-cell table:style-name="ce44" table:formula="of:=[.D20]-[.E20]" office:value-type="float" office:value="0.970996359999958" calcext:value-type="float">
            <text:p>0.970996359999958</text:p>
          </table:table-cell>
          <table:table-cell table:style-name="ce30"/>
          <table:table-cell table:style-name="ce30" office:value-type="string" calcext:value-type="string">
            <text:p>IrO3-rutile-O-covered-B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OHstar</text:p>
          </table:table-cell>
          <table:table-cell table:style-name="ce29"/>
          <table:table-cell table:style-name="ce30"/>
          <table:table-cell table:style-name="ce54"/>
          <table:table-cell table:style-name="ce30" table:number-columns-repeated="51"/>
          <table:table-cell table:style-name="ce29" table:number-columns-repeated="960"/>
        </table:table-row>
        <table:table-row table:style-name="ro1">
          <table:table-cell/>
          <table:table-cell table:style-name="ce5" office:value-type="string" calcext:value-type="string">
            <text:p>IrO3_rutile-like_100_h_covered_NaN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3.34829599000001" calcext:value-type="float">
            <text:p>3.34829599000001</text:p>
          </table:table-cell>
          <table:table-cell table:style-name="ce10" table:formula="of:=VLOOKUP([.C21];[Sheet2.$A$1:.$B$3];2;1)" office:value-type="float" office:value="0.044" calcext:value-type="float">
            <text:p>0.044</text:p>
          </table:table-cell>
          <table:table-cell table:style-name="ce10" table:formula="of:=[.D21]-[.E21]" office:value-type="float" office:value="3.30429599000001" calcext:value-type="float">
            <text:p>3.30429599000001</text:p>
          </table:table-cell>
          <table:table-cell/>
          <table:table-cell office:value-type="string" calcext:value-type="string">
            <text:p>IrO3-rutile-OH-cove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3.3043" calcext:value-type="float">
            <text:p>3.3043</text:p>
          </table:table-cell>
          <table:table-cell/>
          <table:table-cell table:style-name="ce22" table:formula="of:=ABS([.K21]-[.F21])" office:value-type="float" office:value="0.00000400999998584339" calcext:value-type="float">
            <text:p>0.0000040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rutile-like_100_h_covered_NaN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4.80702914000009" calcext:value-type="float">
            <text:p>4.80702914000009</text:p>
          </table:table-cell>
          <table:table-cell table:style-name="ce10" table:formula="of:=VLOOKUP([.C22];[Sheet2.$A$1:.$B$3];2;1)" office:value-type="float" office:value="0.3765" calcext:value-type="float">
            <text:p>0.3765</text:p>
          </table:table-cell>
          <table:table-cell table:style-name="ce10" table:formula="of:=[.D22]-[.E22]" office:value-type="float" office:value="4.43052914000009" calcext:value-type="float">
            <text:p>4.43052914000009</text:p>
          </table:table-cell>
          <table:table-cell/>
          <table:table-cell office:value-type="string" calcext:value-type="string">
            <text:p>IrO3-rutile-OH-cove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4.43053" calcext:value-type="float">
            <text:p>4.43053</text:p>
          </table:table-cell>
          <table:table-cell/>
          <table:table-cell table:style-name="ce22" table:formula="of:=ABS([.K22]-[.F22])" office:value-type="float" office:value="0.000000859999910396425" calcext:value-type="float">
            <text:p>0.0000008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5" office:value-type="string" calcext:value-type="string">
            <text:p>IrO3_rutile-like_100_h_covered_NaN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1.57241661000003" calcext:value-type="float">
            <text:p>1.57241661000003</text:p>
          </table:table-cell>
          <table:table-cell table:style-name="ce10" table:formula="of:=VLOOKUP([.C23];[Sheet2.$A$1:.$B$3];2;1)" office:value-type="float" office:value="0.2945" calcext:value-type="float">
            <text:p>0.2945</text:p>
          </table:table-cell>
          <table:table-cell table:style-name="ce10" table:formula="of:=[.D23]-[.E23]" office:value-type="float" office:value="1.27791661000003" calcext:value-type="float">
            <text:p>1.27791661000003</text:p>
          </table:table-cell>
          <table:table-cell table:style-name="Default"/>
          <table:table-cell office:value-type="string" calcext:value-type="string">
            <text:p>IrO3-rutile-OH-cove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1.27792" calcext:value-type="float">
            <text:p>1.27792</text:p>
          </table:table-cell>
          <table:table-cell table:style-name="Default"/>
          <table:table-cell table:style-name="ce22" table:formula="of:=ABS([.K23]-[.F23])" office:value-type="float" office:value="0.0000033899999660747" calcext:value-type="float">
            <text:p>0.00000339</text:p>
          </table:table-cell>
          <table:table-cell table:style-name="Default" table:number-columns-repeated="51"/>
          <table:table-cell table:number-columns-repeated="960"/>
        </table:table-row>
        <table:table-row table:style-name="ro1">
          <table:table-cell table:style-name="ce3"/>
          <table:table-cell table:style-name="ce7" office:value-type="string" calcext:value-type="string">
            <text:p>IrO3_rutile-like_110_o_covered_NaN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float" office:value="2.63" calcext:value-type="float">
            <text:p>2.63</text:p>
          </table:table-cell>
          <table:table-cell table:style-name="ce12" table:formula="of:=VLOOKUP([.C24];[Sheet2.$A$1:.$B$3];2;1)" office:value-type="float" office:value="0.044" calcext:value-type="float">
            <text:p>0.044</text:p>
          </table:table-cell>
          <table:table-cell table:style-name="ce18" table:formula="of:=[.D24]-[.E24]" office:value-type="float" office:value="2.586" calcext:value-type="float">
            <text:p>2.586</text:p>
          </table:table-cell>
          <table:table-cell table:style-name="ce3"/>
          <table:table-cell table:style-name="ce19" office:value-type="string" calcext:value-type="string">
            <text:p>IrO3-rutile-O-covered-A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Ostar</text:p>
          </table:table-cell>
          <table:table-cell table:style-name="ce20" office:value-type="float" office:value="2.58289" calcext:value-type="float">
            <text:p>2.58289</text:p>
          </table:table-cell>
          <table:table-cell table:style-name="ce19"/>
          <table:table-cell table:style-name="ce23" table:formula="of:=ABS([.K24]-[.F24])" office:value-type="float" office:value="0.00310999999999995" calcext:value-type="float">
            <text:p>0.00311000</text:p>
          </table:table-cell>
          <table:table-cell table:style-name="ce3" table:number-columns-repeated="51"/>
          <table:table-cell table:number-columns-repeated="960"/>
        </table:table-row>
        <table:table-row table:style-name="ro1">
          <table:table-cell/>
          <table:table-cell table:style-name="ce5" office:value-type="string" calcext:value-type="string">
            <text:p>IrO3_rutile-like_110_o_covered_NaN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4.08426457999995" calcext:value-type="float">
            <text:p>4.08426457999995</text:p>
          </table:table-cell>
          <table:table-cell table:style-name="ce10" table:formula="of:=VLOOKUP([.C25];[Sheet2.$A$1:.$B$3];2;1)" office:value-type="float" office:value="0.3765" calcext:value-type="float">
            <text:p>0.3765</text:p>
          </table:table-cell>
          <table:table-cell table:style-name="ce10" table:formula="of:=[.D25]-[.E25]" office:value-type="float" office:value="3.70776457999995" calcext:value-type="float">
            <text:p>3.70776457999995</text:p>
          </table:table-cell>
          <table:table-cell/>
          <table:table-cell office:value-type="string" calcext:value-type="string">
            <text:p>IrO3-rutile-O-covered-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OHstar</text:p>
          </table:table-cell>
          <table:table-cell office:value-type="float" office:value="3.70776" calcext:value-type="float">
            <text:p>3.70776</text:p>
          </table:table-cell>
          <table:table-cell/>
          <table:table-cell table:style-name="ce22" table:formula="of:=ABS([.K25]-[.F25])" office:value-type="float" office:value="0.00000457999994596392" calcext:value-type="float">
            <text:p>0.0000045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rutile-like_110_o_covered_NaN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1.04072332000001" calcext:value-type="float">
            <text:p>1.04072332000001</text:p>
          </table:table-cell>
          <table:table-cell table:style-name="ce10" table:formula="of:=VLOOKUP([.C26];[Sheet2.$A$1:.$B$3];2;1)" office:value-type="float" office:value="0.2945" calcext:value-type="float">
            <text:p>0.2945</text:p>
          </table:table-cell>
          <table:table-cell table:style-name="ce10" table:formula="of:=[.D26]-[.E26]" office:value-type="float" office:value="0.746223320000013" calcext:value-type="float">
            <text:p>0.746223320000013</text:p>
          </table:table-cell>
          <table:table-cell/>
          <table:table-cell office:value-type="string" calcext:value-type="string">
            <text:p>IrO3-rutile-O-covered-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Hstar</text:p>
          </table:table-cell>
          <table:table-cell office:value-type="float" office:value="0.746223" calcext:value-type="float">
            <text:p>0.746223</text:p>
          </table:table-cell>
          <table:table-cell/>
          <table:table-cell table:style-name="ce22" table:formula="of:=ABS([.K26]-[.F26])" office:value-type="float" office:value="0.000000320000012821176" calcext:value-type="float">
            <text:p>0.0000003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a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3.14923336" calcext:value-type="float">
            <text:p>3.14923336</text:p>
          </table:table-cell>
          <table:table-cell table:style-name="ce10" table:formula="of:=VLOOKUP([.C27];[Sheet2.$A$1:.$B$3];2;1)" office:value-type="float" office:value="0.044" calcext:value-type="float">
            <text:p>0.044</text:p>
          </table:table-cell>
          <table:table-cell table:style-name="ce10" table:formula="of:=[.D27]-[.E27]" office:value-type="float" office:value="3.10523336" calcext:value-type="float">
            <text:p>3.10523336</text:p>
          </table:table-cell>
          <table:table-cell/>
          <table:table-cell office:value-type="string" calcext:value-type="string">
            <text:p>IrO3-beta-O-covered-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tar</text:p>
          </table:table-cell>
          <table:table-cell office:value-type="float" office:value="3.10523" calcext:value-type="float">
            <text:p>3.10523</text:p>
          </table:table-cell>
          <table:table-cell table:style-name="Default"/>
          <table:table-cell table:style-name="ce22" table:formula="of:=ABS([.K27]-[.F27])" office:value-type="float" office:value="0.00000335999999956371" calcext:value-type="float">
            <text:p>0.0000033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a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4.75935407000001" calcext:value-type="float">
            <text:p>4.75935407000001</text:p>
          </table:table-cell>
          <table:table-cell table:style-name="ce10" table:formula="of:=VLOOKUP([.C28];[Sheet2.$A$1:.$B$3];2;1)" office:value-type="float" office:value="0.3765" calcext:value-type="float">
            <text:p>0.3765</text:p>
          </table:table-cell>
          <table:table-cell table:style-name="ce10" table:formula="of:=[.D28]-[.E28]" office:value-type="float" office:value="4.38285407000001" calcext:value-type="float">
            <text:p>4.38285407000001</text:p>
          </table:table-cell>
          <table:table-cell/>
          <table:table-cell office:value-type="string" calcext:value-type="string">
            <text:p>IrO3-beta-O-covered-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OHstar</text:p>
          </table:table-cell>
          <table:table-cell office:value-type="float" office:value="4.38285" calcext:value-type="float">
            <text:p>4.38285</text:p>
          </table:table-cell>
          <table:table-cell/>
          <table:table-cell table:style-name="ce22" table:formula="of:=ABS([.K28]-[.F28])" office:value-type="float" office:value="0.00000407000000723912" calcext:value-type="float">
            <text:p>0.0000040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a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1.54064245000004" calcext:value-type="float">
            <text:p>1.54064245000004</text:p>
          </table:table-cell>
          <table:table-cell table:style-name="ce10" table:formula="of:=VLOOKUP([.C29];[Sheet2.$A$1:.$B$3];2;1)" office:value-type="float" office:value="0.2945" calcext:value-type="float">
            <text:p>0.2945</text:p>
          </table:table-cell>
          <table:table-cell table:style-name="ce10" table:formula="of:=[.D29]-[.E29]" office:value-type="float" office:value="1.24614245000004" calcext:value-type="float">
            <text:p>1.24614245000004</text:p>
          </table:table-cell>
          <table:table-cell/>
          <table:table-cell office:value-type="string" calcext:value-type="string">
            <text:p>IrO3-beta-O-covered-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star</text:p>
          </table:table-cell>
          <table:table-cell office:value-type="float" office:value="1.24614" calcext:value-type="float">
            <text:p>1.24614</text:p>
          </table:table-cell>
          <table:table-cell/>
          <table:table-cell table:style-name="ce22" table:formula="of:=ABS([.K29]-[.F29])" office:value-type="float" office:value="0.00000245000003618046" calcext:value-type="float">
            <text:p>0.0000024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b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3.44294363000002" calcext:value-type="float">
            <text:p>3.44294363000002</text:p>
          </table:table-cell>
          <table:table-cell table:style-name="ce10" table:formula="of:=VLOOKUP([.C30];[Sheet2.$A$1:.$B$3];2;1)" office:value-type="float" office:value="0.044" calcext:value-type="float">
            <text:p>0.044</text:p>
          </table:table-cell>
          <table:table-cell table:style-name="ce10" table:formula="of:=[.D30]-[.E30]" office:value-type="float" office:value="3.39894363000002" calcext:value-type="float">
            <text:p>3.39894363000002</text:p>
          </table:table-cell>
          <table:table-cell/>
          <table:table-cell office:value-type="string" calcext:value-type="string">
            <text:p>IrO3-beta-O-covered-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tar</text:p>
          </table:table-cell>
          <table:table-cell office:value-type="float" office:value="3.39894" calcext:value-type="float">
            <text:p>3.39894</text:p>
          </table:table-cell>
          <table:table-cell/>
          <table:table-cell table:style-name="ce22" table:formula="of:=ABS([.K30]-[.F30])" office:value-type="float" office:value="0.00000363000001923908" calcext:value-type="float">
            <text:p>0.0000036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b</text:p>
          </table:table-cell>
          <table:table-cell table:style-name="ce10" office:value-type="string" calcext:value-type="string">
            <text:p>ooh</text:p>
          </table:table-cell>
          <table:table-cell table:style-name="ce10" office:value-type="float" office:value="4.89562289999996" calcext:value-type="float">
            <text:p>4.89562289999996</text:p>
          </table:table-cell>
          <table:table-cell table:style-name="ce10" table:formula="of:=VLOOKUP([.C31];[Sheet2.$A$1:.$B$3];2;1)" office:value-type="float" office:value="0.3765" calcext:value-type="float">
            <text:p>0.3765</text:p>
          </table:table-cell>
          <table:table-cell table:style-name="ce10" table:formula="of:=[.D31]-[.E31]" office:value-type="float" office:value="4.51912289999996" calcext:value-type="float">
            <text:p>4.51912289999996</text:p>
          </table:table-cell>
          <table:table-cell/>
          <table:table-cell office:value-type="string" calcext:value-type="string">
            <text:p>IrO3-beta-O-covered-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OHstar</text:p>
          </table:table-cell>
          <table:table-cell office:value-type="float" office:value="4.51912" calcext:value-type="float">
            <text:p>4.51912</text:p>
          </table:table-cell>
          <table:table-cell/>
          <table:table-cell table:style-name="ce22" table:formula="of:=ABS([.K31]-[.F31])" office:value-type="float" office:value="0.00000289999995661816" calcext:value-type="float">
            <text:p>0.0000029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rO3_battery_010_o_covered_b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float" office:value="1.77111079" calcext:value-type="float">
            <text:p>1.77111079</text:p>
          </table:table-cell>
          <table:table-cell table:style-name="ce10" table:formula="of:=VLOOKUP([.C32];[Sheet2.$A$1:.$B$3];2;1)" office:value-type="float" office:value="0.2945" calcext:value-type="float">
            <text:p>0.2945</text:p>
          </table:table-cell>
          <table:table-cell table:style-name="ce10" table:formula="of:=[.D32]-[.E32]" office:value-type="float" office:value="1.47661079" calcext:value-type="float">
            <text:p>1.47661079</text:p>
          </table:table-cell>
          <table:table-cell/>
          <table:table-cell office:value-type="string" calcext:value-type="string">
            <text:p>IrO3-beta-O-covered-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star</text:p>
          </table:table-cell>
          <table:table-cell office:value-type="float" office:value="1.47661" calcext:value-type="float">
            <text:p>1.47661</text:p>
          </table:table-cell>
          <table:table-cell/>
          <table:table-cell table:style-name="ce22" table:formula="of:=ABS([.K32]-[.F32])" office:value-type="float" office:value="0.000000789999995198798" calcext:value-type="float">
            <text:p>0.0000007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o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3.02435972000002" calcext:value-type="float">
            <text:p>3.02435972000002</text:p>
          </table:table-cell>
          <table:table-cell table:style-name="ce16" table:formula="of:=VLOOKUP([.C33];[Sheet2.$A$1:.$B$3];2;1)" office:value-type="float" office:value="0.044" calcext:value-type="float">
            <text:p>0.044</text:p>
          </table:table-cell>
          <table:table-cell table:style-name="ce11" table:formula="of:=[.D33]-[.E33]" office:value-type="float" office:value="2.98035972000002" calcext:value-type="float">
            <text:p>2.98035972000002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2.98036" calcext:value-type="float">
            <text:p>2.98036</text:p>
          </table:table-cell>
          <table:table-cell/>
          <table:table-cell table:style-name="ce22" table:formula="of:=ABS([.K33]-[.F33])" office:value-type="float" office:value="0.000000279999976093848" calcext:value-type="float">
            <text:p>0.0000002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o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4.56746698999999" calcext:value-type="float">
            <text:p>4.56746698999999</text:p>
          </table:table-cell>
          <table:table-cell table:style-name="ce16" table:formula="of:=VLOOKUP([.C34];[Sheet2.$A$1:.$B$3];2;1)" office:value-type="float" office:value="0.3765" calcext:value-type="float">
            <text:p>0.3765</text:p>
          </table:table-cell>
          <table:table-cell table:style-name="ce11" table:formula="of:=[.D34]-[.E34]" office:value-type="float" office:value="4.19096698999999" calcext:value-type="float">
            <text:p>4.19096698999999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4.19097" calcext:value-type="float">
            <text:p>4.19097</text:p>
          </table:table-cell>
          <table:table-cell/>
          <table:table-cell table:style-name="ce22" table:formula="of:=ABS([.K34]-[.F34])" office:value-type="float" office:value="0.00000301000000746399" calcext:value-type="float">
            <text:p>0.00000301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o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1.54391034000005" calcext:value-type="float">
            <text:p>1.54391034000005</text:p>
          </table:table-cell>
          <table:table-cell table:style-name="ce16" table:formula="of:=VLOOKUP([.C35];[Sheet2.$A$1:.$B$3];2;1)" office:value-type="float" office:value="0.2945" calcext:value-type="float">
            <text:p>0.2945</text:p>
          </table:table-cell>
          <table:table-cell table:style-name="ce11" table:formula="of:=[.D35]-[.E35]" office:value-type="float" office:value="1.24941034000005" calcext:value-type="float">
            <text:p>1.24941034000005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1.24941" calcext:value-type="float">
            <text:p>1.24941</text:p>
          </table:table-cell>
          <table:table-cell/>
          <table:table-cell table:style-name="ce22" table:formula="of:=ABS([.K35]-[.F35])" office:value-type="float" office:value="0.0000003400000538889" calcext:value-type="float">
            <text:p>0.0000003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h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2.99361608000006" calcext:value-type="float">
            <text:p>2.99361608000006</text:p>
          </table:table-cell>
          <table:table-cell table:style-name="ce16" table:formula="of:=VLOOKUP([.C36];[Sheet2.$A$1:.$B$3];2;1)" office:value-type="float" office:value="0.044" calcext:value-type="float">
            <text:p>0.044</text:p>
          </table:table-cell>
          <table:table-cell table:style-name="ce11" table:formula="of:=[.D36]-[.E36]" office:value-type="float" office:value="2.94961608000006" calcext:value-type="float">
            <text:p>2.94961608000006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tar</text:p>
          </table:table-cell>
          <table:table-cell office:value-type="float" office:value="2.94962" calcext:value-type="float">
            <text:p>2.94962</text:p>
          </table:table-cell>
          <table:table-cell/>
          <table:table-cell table:style-name="ce22" table:formula="of:=ABS([.K36]-[.F36])" office:value-type="float" office:value="0.00000391999994509007" calcext:value-type="float">
            <text:p>0.00000392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h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4.63008023000001" calcext:value-type="float">
            <text:p>4.63008023000001</text:p>
          </table:table-cell>
          <table:table-cell table:style-name="ce16" table:formula="of:=VLOOKUP([.C37];[Sheet2.$A$1:.$B$3];2;1)" office:value-type="float" office:value="0.3765" calcext:value-type="float">
            <text:p>0.3765</text:p>
          </table:table-cell>
          <table:table-cell table:style-name="ce11" table:formula="of:=[.D37]-[.E37]" office:value-type="float" office:value="4.25358023000001" calcext:value-type="float">
            <text:p>4.25358023000001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OHstar</text:p>
          </table:table-cell>
          <table:table-cell office:value-type="float" office:value="4.25358" calcext:value-type="float">
            <text:p>4.25358</text:p>
          </table:table-cell>
          <table:table-cell/>
          <table:table-cell table:style-name="ce22" table:formula="of:=ABS([.K37]-[.F37])" office:value-type="float" office:value="0.00000023000001103668" calcext:value-type="float">
            <text:p>0.00000023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00_h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1.56941490000006" calcext:value-type="float">
            <text:p>1.56941490000006</text:p>
          </table:table-cell>
          <table:table-cell table:style-name="ce16" table:formula="of:=VLOOKUP([.C38];[Sheet2.$A$1:.$B$3];2;1)" office:value-type="float" office:value="0.2945" calcext:value-type="float">
            <text:p>0.2945</text:p>
          </table:table-cell>
          <table:table-cell table:style-name="ce11" table:formula="of:=[.D38]-[.E38]" office:value-type="float" office:value="1.27491490000006" calcext:value-type="float">
            <text:p>1.27491490000006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star</text:p>
          </table:table-cell>
          <table:table-cell office:value-type="float" office:value="1.27491" calcext:value-type="float">
            <text:p>1.27491</text:p>
          </table:table-cell>
          <table:table-cell/>
          <table:table-cell table:style-name="ce22" table:formula="of:=ABS([.K38]-[.F38])" office:value-type="float" office:value="0.00000490000005570757" calcext:value-type="float">
            <text:p>0.0000049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o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2.47621991999997" calcext:value-type="float">
            <text:p>2.47621991999997</text:p>
          </table:table-cell>
          <table:table-cell table:style-name="ce16" table:formula="of:=VLOOKUP([.C39];[Sheet2.$A$1:.$B$3];2;1)" office:value-type="float" office:value="0.044" calcext:value-type="float">
            <text:p>0.044</text:p>
          </table:table-cell>
          <table:table-cell table:style-name="ce11" table:formula="of:=[.D39]-[.E39]" office:value-type="float" office:value="2.43221991999997" calcext:value-type="float">
            <text:p>2.43221991999997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star</text:p>
          </table:table-cell>
          <table:table-cell office:value-type="float" office:value="2.43222" calcext:value-type="float">
            <text:p>2.43222</text:p>
          </table:table-cell>
          <table:table-cell/>
          <table:table-cell table:style-name="ce22" table:formula="of:=ABS([.K39]-[.F39])" office:value-type="float" office:value="0.0000000800000341527607" calcext:value-type="float">
            <text:p>0.0000000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o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3.95856795999996" calcext:value-type="float">
            <text:p>3.95856795999996</text:p>
          </table:table-cell>
          <table:table-cell table:style-name="ce16" table:formula="of:=VLOOKUP([.C40];[Sheet2.$A$1:.$B$3];2;1)" office:value-type="float" office:value="0.3765" calcext:value-type="float">
            <text:p>0.3765</text:p>
          </table:table-cell>
          <table:table-cell table:style-name="ce11" table:formula="of:=[.D40]-[.E40]" office:value-type="float" office:value="3.58206795999996" calcext:value-type="float">
            <text:p>3.58206795999996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OHstar</text:p>
          </table:table-cell>
          <table:table-cell office:value-type="float" office:value="3.58207" calcext:value-type="float">
            <text:p>3.58207</text:p>
          </table:table-cell>
          <table:table-cell/>
          <table:table-cell table:style-name="ce22" table:formula="of:=ABS([.K40]-[.F40])" office:value-type="float" office:value="0.00000204000003911631" calcext:value-type="float">
            <text:p>0.0000020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o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0.894907869999969" calcext:value-type="float">
            <text:p>0.894907869999969</text:p>
          </table:table-cell>
          <table:table-cell table:style-name="ce16" table:formula="of:=VLOOKUP([.C41];[Sheet2.$A$1:.$B$3];2;1)" office:value-type="float" office:value="0.2945" calcext:value-type="float">
            <text:p>0.2945</text:p>
          </table:table-cell>
          <table:table-cell table:style-name="ce11" table:formula="of:=[.D41]-[.E41]" office:value-type="float" office:value="0.60040786999997" calcext:value-type="float">
            <text:p>0.60040786999997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Hstar</text:p>
          </table:table-cell>
          <table:table-cell office:value-type="float" office:value="0.600408" calcext:value-type="float">
            <text:p>0.600408</text:p>
          </table:table-cell>
          <table:table-cell/>
          <table:table-cell table:style-name="ce22" table:formula="of:=ABS([.K41]-[.F41])" office:value-type="float" office:value="0.000000130000030407196" calcext:value-type="float">
            <text:p>0.00000013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h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2.45783744000001" calcext:value-type="float">
            <text:p>2.45783744000001</text:p>
          </table:table-cell>
          <table:table-cell table:style-name="ce16" table:formula="of:=VLOOKUP([.C42];[Sheet2.$A$1:.$B$3];2;1)" office:value-type="float" office:value="0.044" calcext:value-type="float">
            <text:p>0.044</text:p>
          </table:table-cell>
          <table:table-cell table:style-name="ce11" table:formula="of:=[.D42]-[.E42]" office:value-type="float" office:value="2.41383744000001" calcext:value-type="float">
            <text:p>2.41383744000001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star</text:p>
          </table:table-cell>
          <table:table-cell office:value-type="float" office:value="2.41384" calcext:value-type="float">
            <text:p>2.41384</text:p>
          </table:table-cell>
          <table:table-cell table:style-name="Default"/>
          <table:table-cell table:style-name="ce22" table:formula="of:=ABS([.K42]-[.F42])" office:value-type="float" office:value="0.00000255999999110301" calcext:value-type="float">
            <text:p>0.0000025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h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4.16258314999997" calcext:value-type="float">
            <text:p>4.16258314999997</text:p>
          </table:table-cell>
          <table:table-cell table:style-name="ce16" table:formula="of:=VLOOKUP([.C43];[Sheet2.$A$1:.$B$3];2;1)" office:value-type="float" office:value="0.3765" calcext:value-type="float">
            <text:p>0.3765</text:p>
          </table:table-cell>
          <table:table-cell table:style-name="ce11" table:formula="of:=[.D43]-[.E43]" office:value-type="float" office:value="3.78608314999997" calcext:value-type="float">
            <text:p>3.78608314999997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OHstar</text:p>
          </table:table-cell>
          <table:table-cell office:value-type="float" office:value="3.78608" calcext:value-type="float">
            <text:p>3.78608</text:p>
          </table:table-cell>
          <table:table-cell table:style-name="Default"/>
          <table:table-cell table:style-name="ce22" table:formula="of:=ABS([.K43]-[.F43])" office:value-type="float" office:value="0.00000314999996753329" calcext:value-type="float">
            <text:p>0.000003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110_h_covered_NaN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float" office:value="0.828409730000005" calcext:value-type="float">
            <text:p>0.828409730000005</text:p>
          </table:table-cell>
          <table:table-cell table:style-name="ce16" table:formula="of:=VLOOKUP([.C44];[Sheet2.$A$1:.$B$3];2;1)" office:value-type="float" office:value="0.2945" calcext:value-type="float">
            <text:p>0.2945</text:p>
          </table:table-cell>
          <table:table-cell table:style-name="ce11" table:formula="of:=[.D44]-[.E44]" office:value-type="float" office:value="0.533909730000005" calcext:value-type="float">
            <text:p>0.533909730000005</text:p>
          </table:table-cell>
          <table:table-cell/>
          <table:table-cell office:value-type="string" calcext:value-type="string">
            <text:p>IrO3-alpha-OH-covered <text:s text:c="7"/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Hstar</text:p>
          </table:table-cell>
          <table:table-cell office:value-type="float" office:value="0.53391" calcext:value-type="float">
            <text:p>0.53391</text:p>
          </table:table-cell>
          <table:table-cell table:style-name="Default"/>
          <table:table-cell table:style-name="ce22" table:formula="of:=ABS([.K44]-[.F44])" office:value-type="float" office:value="0.000000269999995361481" calcext:value-type="float">
            <text:p>0.0000002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IrO3_111_o_covered_NaN</text:p>
          </table:table-cell>
          <table:table-cell table:style-name="ce13" office:value-type="string" calcext:value-type="string">
            <text:p>o</text:p>
          </table:table-cell>
          <table:table-cell table:style-name="ce14" office:value-type="float" office:value="2.93794" calcext:value-type="float">
            <text:p>2.93794</text:p>
          </table:table-cell>
          <table:table-cell table:style-name="ce17" table:formula="of:=VLOOKUP([.C45];[Sheet2.$A$1:.$B$3];2;1)" office:value-type="float" office:value="0.044" calcext:value-type="float">
            <text:p>0.044</text:p>
          </table:table-cell>
          <table:table-cell table:style-name="ce13" table:formula="of:=[.D45]-[.E45]" office:value-type="float" office:value="2.89394" calcext:value-type="float">
            <text:p>2.89394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star</text:p>
          </table:table-cell>
          <table:table-cell office:value-type="float" office:value="2.89394" calcext:value-type="float">
            <text:p>2.89394</text:p>
          </table:table-cell>
          <table:table-cell/>
          <table:table-cell table:style-name="ce22" table:formula="of:=ABS([.K45]-[.F45])" office:value-type="float" office:value="0" calcext:value-type="float">
            <text:p>0.00000000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IrO3_111_o_covered_NaN</text:p>
          </table:table-cell>
          <table:table-cell table:style-name="ce13" office:value-type="string" calcext:value-type="string">
            <text:p>ooh</text:p>
          </table:table-cell>
          <table:table-cell table:style-name="ce14" office:value-type="float" office:value="4.553691" calcext:value-type="float">
            <text:p>4.553691</text:p>
          </table:table-cell>
          <table:table-cell table:style-name="ce17" table:formula="of:=VLOOKUP([.C46];[Sheet2.$A$1:.$B$3];2;1)" office:value-type="float" office:value="0.3765" calcext:value-type="float">
            <text:p>0.3765</text:p>
          </table:table-cell>
          <table:table-cell table:style-name="ce13" table:formula="of:=[.D46]-[.E46]" office:value-type="float" office:value="4.177191" calcext:value-type="float">
            <text:p>4.177191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OHstar</text:p>
          </table:table-cell>
          <table:table-cell office:value-type="float" office:value="4.17719" calcext:value-type="float">
            <text:p>4.17719</text:p>
          </table:table-cell>
          <table:table-cell/>
          <table:table-cell table:style-name="ce22" table:formula="of:=ABS([.K46]-[.F46])" office:value-type="float" office:value="0.0000009999999992516" calcext:value-type="float">
            <text:p>0.00000100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IrO3_111_o_covered_NaN</text:p>
          </table:table-cell>
          <table:table-cell table:style-name="ce13" office:value-type="string" calcext:value-type="string">
            <text:p>oh</text:p>
          </table:table-cell>
          <table:table-cell table:style-name="ce14" office:value-type="float" office:value="1.10994" calcext:value-type="float">
            <text:p>1.10994</text:p>
          </table:table-cell>
          <table:table-cell table:style-name="ce17" table:formula="of:=VLOOKUP([.C47];[Sheet2.$A$1:.$B$3];2;1)" office:value-type="float" office:value="0.2945" calcext:value-type="float">
            <text:p>0.2945</text:p>
          </table:table-cell>
          <table:table-cell table:style-name="ce13" table:formula="of:=[.D47]-[.E47]" office:value-type="float" office:value="0.81544" calcext:value-type="float">
            <text:p>0.81544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Hstar</text:p>
          </table:table-cell>
          <table:table-cell office:value-type="float" office:value="0.81544" calcext:value-type="float">
            <text:p>0.81544</text:p>
          </table:table-cell>
          <table:table-cell table:style-name="Default"/>
          <table:table-cell table:style-name="ce22" table:formula="of:=ABS([.K47]-[.F47])" office:value-type="float" office:value="0" calcext:value-type="float">
            <text:p>0.0000000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211_o_covered_NaN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float" office:value="2.90413837000002" calcext:value-type="float">
            <text:p>2.90413837000002</text:p>
          </table:table-cell>
          <table:table-cell table:style-name="ce16" table:formula="of:=VLOOKUP([.C48];[Sheet2.$A$1:.$B$3];2;1)" office:value-type="float" office:value="0.044" calcext:value-type="float">
            <text:p>0.044</text:p>
          </table:table-cell>
          <table:table-cell table:style-name="ce11" table:formula="of:=[.D48]-[.E48]" office:value-type="float" office:value="2.86013837000002" calcext:value-type="float">
            <text:p>2.86013837000002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star</text:p>
          </table:table-cell>
          <table:table-cell office:value-type="float" office:value="2.86014" calcext:value-type="float">
            <text:p>2.86014</text:p>
          </table:table-cell>
          <table:table-cell/>
          <table:table-cell table:style-name="ce22" table:formula="of:=ABS([.K48]-[.F48])" office:value-type="float" office:value="0.00000162999998432056" calcext:value-type="float">
            <text:p>0.00000163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211_o_covered_NaN</text:p>
          </table:table-cell>
          <table:table-cell table:style-name="ce11" office:value-type="string" calcext:value-type="string">
            <text:p>ooh</text:p>
          </table:table-cell>
          <table:table-cell table:style-name="ce11" office:value-type="float" office:value="4.49852539999998" calcext:value-type="float">
            <text:p>4.49852539999998</text:p>
          </table:table-cell>
          <table:table-cell table:style-name="ce16" table:formula="of:=VLOOKUP([.C49];[Sheet2.$A$1:.$B$3];2;1)" office:value-type="float" office:value="0.3765" calcext:value-type="float">
            <text:p>0.3765</text:p>
          </table:table-cell>
          <table:table-cell table:style-name="ce11" table:formula="of:=[.D49]-[.E49]" office:value-type="float" office:value="4.12202539999998" calcext:value-type="float">
            <text:p>4.12202539999998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OHstar</text:p>
          </table:table-cell>
          <table:table-cell office:value-type="float" office:value="4.12203" calcext:value-type="float">
            <text:p>4.12203</text:p>
          </table:table-cell>
          <table:table-cell/>
          <table:table-cell table:style-name="ce22" table:formula="of:=ABS([.K49]-[.F49])" office:value-type="float" office:value="0.00000460000001556438" calcext:value-type="float">
            <text:p>0.0000046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rO3_211_o_covered_NaN </text:p>
          </table:table-cell>
          <table:table-cell table:style-name="ce11" office:value-type="string" calcext:value-type="string">
            <text:p>oh </text:p>
          </table:table-cell>
          <table:table-cell table:style-name="ce11" office:value-type="float" office:value="1.34661215000003" calcext:value-type="float">
            <text:p>1.34661215000003</text:p>
          </table:table-cell>
          <table:table-cell table:style-name="ce16" table:formula="of:=VLOOKUP([.C50];[Sheet2.$A$1:.$B$3];2;1)" office:value-type="float" office:value="0.2945" calcext:value-type="float">
            <text:p>0.2945</text:p>
          </table:table-cell>
          <table:table-cell table:style-name="ce11" table:formula="of:=[.D50]-[.E50]" office:value-type="float" office:value="1.05211215000003" calcext:value-type="float">
            <text:p>1.05211215000003</text:p>
          </table:table-cell>
          <table:table-cell/>
          <table:table-cell office:value-type="string" calcext:value-type="string">
            <text:p>IrO3-alpha-O-covered <text:s text:c="8"/>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Hstar</text:p>
          </table:table-cell>
          <table:table-cell office:value-type="float" office:value="1.05211" calcext:value-type="float">
            <text:p>1.05211</text:p>
          </table:table-cell>
          <table:table-cell/>
          <table:table-cell table:style-name="ce22" table:formula="of:=ABS([.K50]-[.F50])" office:value-type="float" office:value="0.0000021500000275676" calcext:value-type="float">
            <text:p>0.0000021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>
          <table:table-cell table:style-name="Default" table:number-columns-repeated="3"/>
          <table:table-cell table:style-name="Default" office:value-type="float" office:value="4.553691" calcext:value-type="float">
            <text:p>4.553691</text:p>
          </table:table-cell>
          <table:table-cell table:style-name="Default" office:value-type="float" office:value="0.3765" calcext:value-type="float">
            <text:p>0.3765</text:p>
          </table:table-cell>
          <table:table-cell table:style-name="Default" table:formula="of:=[.D53]-[.E53]" office:value-type="float" office:value="4.177191" calcext:value-type="float">
            <text:p>4.177191</text:p>
          </table:table-cell>
          <table:table-cell table:style-name="Default" table:number-columns-repeated="58"/>
          <table:table-cell table:number-columns-repeated="960"/>
        </table:table-row>
        <table:table-row table:style-name="ro1" table:number-rows-repeated="5">
          <table:table-cell table:style-name="Default" table:number-columns-repeated="64"/>
          <table:table-cell table:number-columns-repeated="960"/>
        </table:table-row>
        <table:table-row table:style-name="ro1" table:number-rows-repeated="8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5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24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 table:style-name="ce24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/>
          <table:table-cell table:style-name="ce25"/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M67:Sheet1.M68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70:Sheet1.M72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70:Sheet1.M72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75:Sheet1.M77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75:Sheet1.M77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3:Sheet1.M50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M3:Sheet1.M50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</calcext:conditional-formats>
      </table:table>
      <table:table table:name="Sheet2" table:style-name="ta1">
        <table:table-column table:style-name="co9" table:number-columns-repeated="6" table:default-cell-style-name="ce26"/>
        <table:table-column table:style-name="co12" table:default-cell-style-name="ce26"/>
        <table:table-column table:style-name="co9" table:number-columns-repeated="57" table:default-cell-style-name="ce26"/>
        <table:table-row table:style-name="ro1">
          <table:table-cell office:value-type="string" calcext:value-type="string">
            <text:p>ooh</text:p>
          </table:table-cell>
          <table:table-cell office:value-type="float" office:value="0.3765" calcext:value-type="float">
            <text:p>0.376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44" calcext:value-type="float">
            <text:p>0.0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2945" calcext:value-type="float">
            <text:p>0.2945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O_ref</text:p>
          </table:table-cell>
          <table:table-cell office:value-type="float" office:value="-7.45942759" calcext:value-type="float">
            <text:p>-7.45942759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*O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dE_ads</text:p>
          </table:table-cell>
          <table:table-cell office:value-type="string" calcext:value-type="string">
            <text:p>dG_ad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416.09063227" calcext:value-type="float">
            <text:p>-416.09063227</text:p>
          </table:table-cell>
          <table:table-cell office:value-type="float" office:value="-411.2140917" calcext:value-type="float">
            <text:p>-411.2140917</text:p>
          </table:table-cell>
          <table:table-cell table:formula="of:=[.B10]-[.C10]" office:value-type="float" office:value="-4.87654057000003" calcext:value-type="float">
            <text:p>-4.87654057000003</text:p>
          </table:table-cell>
          <table:table-cell table:formula="of:=[.D10]-[.$C$7]" office:value-type="float" office:value="2.58288701999997" calcext:value-type="float">
            <text:p>2.58288701999997</text:p>
          </table:table-cell>
          <table:table-cell table:style-name="ce27" table:formula="of:=[.E10]+[.$B$2]" office:value-type="float" office:value="2.62688701999997" calcext:value-type="float">
            <text:p>2.627</text:p>
          </table:table-cell>
          <table:table-cell table:number-columns-repeated="58"/>
        </table:table-row>
        <table:table-row table:style-name="ro1">
          <table:table-cell/>
          <table:table-cell table:style-name="ce14" office:value-type="float" office:value="-416.090632" calcext:value-type="float">
            <text:p>-416.090632</text:p>
          </table:table-cell>
          <table:table-cell table:style-name="ce14" office:value-type="float" office:value="-411.214092" calcext:value-type="float">
            <text:p>-411.214092</text:p>
          </table:table-cell>
          <table:table-cell table:formula="of:=[.B11]-[.C11]" office:value-type="float" office:value="-4.87654000000003" calcext:value-type="float">
            <text:p>-4.87654000000003</text:p>
          </table:table-cell>
          <table:table-cell table:formula="of:=[.D11]-[.$C$7]" office:value-type="float" office:value="2.58288758999997" calcext:value-type="float">
            <text:p>2.58288758999997</text:p>
          </table:table-cell>
          <table:table-cell table:style-name="ce27" table:formula="of:=[.E11]+[.$B$2]" office:value-type="float" office:value="2.62688758999997" calcext:value-type="float">
            <text:p>2.627</text:p>
          </table:table-cell>
          <table:table-cell table:number-columns-repeated="58"/>
        </table:table-row>
        <table:table-row table:style-name="ro1" table:number-rows-repeated="9">
          <table:table-cell table:number-columns-repeated="64"/>
        </table:table-row>
        <table:table-row table:style-name="ro1">
          <table:table-cell/>
          <table:table-cell office:value-type="float" office:value="-411.2140917" calcext:value-type="float">
            <text:p>-411.2140917</text:p>
          </table:table-cell>
          <table:table-cell/>
          <table:table-cell table:style-name="ce14" office:value-type="float" office:value="-411.214092" calcext:value-type="float">
            <text:p>-411.21409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416.09063227" calcext:value-type="float">
            <text:p>-416.09063227</text:p>
          </table:table-cell>
          <table:table-cell/>
          <table:table-cell table:style-name="ce14" office:value-type="float" office:value="-416.090632" calcext:value-type="float">
            <text:p>-416.090632</text:p>
          </table:table-cell>
          <table:table-cell table:number-columns-repeated="60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number-style style:name="N140">
      <number:number number:decimal-places="7" loext:min-decimal-places="7" number:min-integer-digits="1" number:grouping="true"/>
    </number:number-style>
    <number:number-style style:name="N141">
      <number:number number:decimal-places="8" loext:min-decimal-places="8" number:min-integer-digits="1" number:grouping="true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18" loext:min-decimal-places="18" number:min-integer-digits="1"/>
    </number:number-style>
    <number:number-style style:name="N149">
      <number:number number:decimal-places="19" loext:min-decimal-places="19" number:min-integer-digits="1"/>
    </number:number-style>
    <number:number-style style:name="N150">
      <number:number number:decimal-places="20" loext:min-decimal-places="2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10" loext:min-decimal-places="10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5:02:48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6:52:45.582000000</meta:creation-date>
    <meta:generator>LibreOffice/6.3.5.2$Windows_X86_64 LibreOffice_project/dd0751754f11728f69b42ee2af66670068624673</meta:generator>
    <dc:date>2020-04-12T15:07:44.100000000</dc:date>
    <meta:editing-duration>P1DT2H26M9S</meta:editing-duration>
    <meta:editing-cycles>88</meta:editing-cycles>
    <meta:document-statistic meta:table-count="2" meta:cell-count="510" meta:object-count="0"/>
  </office:meta>
</office:document-meta>
</file>